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Arial1" svg:font-family="Ari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Helvetica Neue" svg:font-family="'Helvetica Neue'" style:font-family-generic="system" style:font-pitch="variable"/>
  </office:font-face-decls>
  <office:automatic-styles>
    <style:style style:name="P1" style:family="paragraph" style:parent-style-name="Standard">
      <style:text-properties officeooo:paragraph-rsid="001b22b2"/>
    </style:style>
    <style:style style:name="P2" style:family="paragraph" style:parent-style-name="Standard">
      <style:paragraph-properties fo:margin-top="0in" fo:margin-bottom="0in" loext:contextual-spacing="false"/>
      <style:text-properties style:font-name="Arial" fo:font-size="11pt" officeooo:paragraph-rsid="001b22b2" style:font-size-asian="11pt" style:font-size-complex="11pt"/>
    </style:style>
    <style:style style:name="P3" style:family="paragraph" style:parent-style-name="Standard">
      <style:paragraph-properties fo:margin-top="0in" fo:margin-bottom="0in" loext:contextual-spacing="false"/>
      <style:text-properties style:font-name="Arial" fo:font-size="11pt" fo:font-weight="normal" officeooo:paragraph-rsid="001b22b2" style:font-size-asian="11pt" style:font-weight-asian="normal" style:font-size-complex="11pt" style:font-weight-complex="normal"/>
    </style:style>
    <style:style style:name="P4" style:family="paragraph" style:parent-style-name="Standard" style:list-style-name="WWNum1">
      <style:paragraph-properties fo:margin-left="0.5in" fo:margin-right="0in" fo:margin-top="0in" fo:margin-bottom="0in" loext:contextual-spacing="true" fo:line-height="115%" fo:text-indent="-0.25in" style:auto-text-indent="false"/>
      <style:text-properties fo:color="#000000" style:font-name="Arial" fo:font-size="11pt" fo:font-weight="normal" officeooo:rsid="00097e38" officeooo:paragraph-rsid="001b22b2" style:font-name-asian="Helvetica Neue" style:font-size-asian="11pt" style:font-weight-asian="normal" style:font-name-complex="Helvetica Neue" style:font-size-complex="11pt"/>
    </style:style>
    <style:style style:name="P5" style:family="paragraph" style:parent-style-name="Standard" style:list-style-name="WWNum1">
      <style:paragraph-properties fo:margin-left="0.5in" fo:margin-right="0in" fo:margin-top="0in" fo:margin-bottom="0in" loext:contextual-spacing="true" fo:line-height="115%" fo:text-indent="-0.25in" style:auto-text-indent="false"/>
      <style:text-properties style:font-name="Arial" fo:font-size="11pt" officeooo:paragraph-rsid="001b22b2" style:font-size-asian="11pt" style:font-size-complex="11pt"/>
    </style:style>
    <style:style style:name="P6" style:family="paragraph" style:parent-style-name="Standard" style:list-style-name="WWNum1">
      <style:paragraph-properties fo:margin-left="0.5in" fo:margin-right="0in" fo:margin-top="0in" fo:margin-bottom="0in" loext:contextual-spacing="true" fo:line-height="115%" fo:text-indent="-0.25in" style:auto-text-indent="false"/>
      <style:text-properties style:font-name="Arial" fo:font-size="11pt" officeooo:rsid="00097e38" officeooo:paragraph-rsid="001b22b2" style:font-size-asian="11pt" style:font-size-complex="11pt"/>
    </style:style>
    <style:style style:name="P7" style:family="paragraph" style:parent-style-name="Standard" style:list-style-name="WWNum1">
      <style:paragraph-properties fo:margin-left="0.5in" fo:margin-right="0in" fo:margin-top="0in" fo:margin-bottom="0in" loext:contextual-spacing="true" fo:line-height="115%" fo:text-indent="-0.25in" style:auto-text-indent="false"/>
      <style:text-properties officeooo:paragraph-rsid="001b22b2"/>
    </style:style>
    <style:style style:name="P8" style:family="paragraph" style:parent-style-name="Standard" style:list-style-name="WWNum1">
      <style:paragraph-properties fo:margin-left="0in" fo:margin-right="0in" fo:margin-top="0in" fo:margin-bottom="0in" loext:contextual-spacing="true" fo:line-height="115%" fo:text-indent="0in" style:auto-text-indent="false"/>
      <style:text-properties style:font-name="Arial" fo:font-size="11pt" officeooo:rsid="00097e38" officeooo:paragraph-rsid="001b22b2" style:font-size-asian="11pt" style:font-size-complex="11pt"/>
    </style:style>
    <style:style style:name="P9" style:family="paragraph" style:parent-style-name="Standard" style:list-style-name="WWNum1">
      <style:paragraph-properties fo:margin-left="0.25in" fo:margin-right="0in" fo:margin-top="0in" fo:margin-bottom="0in" loext:contextual-spacing="true" fo:line-height="115%" fo:text-indent="0in" style:auto-text-indent="false"/>
      <style:text-properties style:font-name="Arial" fo:font-size="11pt" officeooo:paragraph-rsid="001b22b2" style:font-size-asian="11pt" style:font-size-complex="11pt"/>
    </style:style>
    <style:style style:name="P10" style:family="paragraph" style:parent-style-name="Title" style:master-page-name="Standard">
      <style:paragraph-properties style:page-number="1"/>
      <style:text-properties style:font-name="Arial" officeooo:paragraph-rsid="001b22b2"/>
    </style:style>
    <style:style style:name="P11" style:family="paragraph" style:parent-style-name="Heading_20_1">
      <style:text-properties style:font-name="Arial" officeooo:paragraph-rsid="001b22b2"/>
    </style:style>
    <style:style style:name="P12" style:family="paragraph" style:parent-style-name="Heading_20_1">
      <style:paragraph-properties fo:margin-top="0in" fo:margin-bottom="0in" loext:contextual-spacing="false"/>
      <style:text-properties style:font-name="Arial" fo:font-size="11pt" officeooo:paragraph-rsid="001b22b2" style:font-size-asian="11pt" style:font-size-complex="11pt"/>
    </style:style>
    <style:style style:name="P13" style:family="paragraph" style:parent-style-name="Heading_20_2">
      <style:text-properties style:font-name="Arial" officeooo:paragraph-rsid="001b22b2"/>
    </style:style>
    <style:style style:name="T1" style:family="text">
      <style:text-properties fo:color="#000000" fo:font-weight="normal" style:font-name-asian="Helvetica Neue" style:font-weight-asian="normal" style:font-name-complex="Helvetica Neue"/>
    </style:style>
    <style:style style:name="T2" style:family="text">
      <style:text-properties fo:color="#000000" fo:font-weight="normal" officeooo:rsid="00097e38" style:font-name-asian="Helvetica Neue" style:font-weight-asian="normal" style:font-name-complex="Helvetica Neue"/>
    </style:style>
    <style:style style:name="T3" style:family="text">
      <style:text-properties fo:color="#000000" style:font-name="Arial" fo:font-size="11pt" fo:font-weight="normal" officeooo:rsid="00097e38" style:font-name-asian="Helvetica Neue" style:font-size-asian="11pt" style:font-weight-asian="normal" style:font-name-complex="Helvetica Neue"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erformance Analyst</text:p>
      <text:p text:style-name="P1"/>
      <text:p text:style-name="P12"><text:bookmark text:name="_jpmiupo2gfeq1"/>Grade: B2</text:p>
      <text:p text:style-name="P11"><text:bookmark text:name="_xhkee73yxibn"/>The projects</text:p>
      <text:p text:style-name="P2">We are looking for performance analysts who can work across a range of projects.</text:p>
      <text:p text:style-name="P2"/>
      <text:p text:style-name="P2">During the application process we will discuss your skills and any preference you express and aim to match you to an appropriate project. Performance analysts may move between projects to meet business priorities and your interests and developmental needs.</text:p>
      <text:p text:style-name="P11"><text:bookmark text:name="_t1mydid6bbg6"/>The role</text:p>
      <text:p text:style-name="P2">We’re working with people across government to make government services and information simpler, clearer and faster for citizens and businesses.</text:p>
      <text:p text:style-name="P2"/>
      <text:p text:style-name="P2">To do that, we need performance analysts who can work effectively with multidisciplinary agile teams to help them identify “What good looks like”, and develop hypotheses. You’ll collect data from digital analytics and other sources, make the case for additional tracking and data collection, ensure data is accurate and significant and provide analysis and actionable insight through effective storytelling.</text:p>
      <text:p text:style-name="P13">All about the user</text:p>
      <text:p text:style-name="P2">Rule one for us is: “always start with user needs”. We create digital products and services that people prefer to use over other options, and data and analysis play a big part in that. You’ll work closely with user researchers to gain insight into users’ needs and behaviours.</text:p>
      <text:p text:style-name="P13">All about you</text:p>
      <text:p text:style-name="P2">You will have excellent analytical and problem solving skills and quickly develop recommendations based on quantitative and qualitative evidence from digital analytics, content and search engine optimisation, other, off-line, performance and financial data and user feedback. As we have a range of products, successful candidates may have a particular focus on different aspects of the discipline.</text:p>
      <text:p text:style-name="P13">All about us</text:p>
      <text:p text:style-name="P2">We work together. You’ll be expected to work with the whole agile team, initially on one project, but likely moving to another team in time. Sometimes we need to respond rapidly to provide information to a wide variety of stakeholders, including ministers and senior civil servants.</text:p>
      <text:p text:style-name="P2"/>
      <text:p text:style-name="P2">To support your work and development and that of your colleagues, you’ll also be a member of the Performance and Data Analysis community of practice. The community has regular stand-ups, show and tells, a code club and other activities to encourage best practice and expand our skillsets.</text:p>
      <text:p text:style-name="P11">Main responsibilities</text:p>
      <text:list xml:id="list3707966994479046204" text:style-name="WWNum1">
        <text:list-item>
          <text:p text:style-name="P4">Support product teams, especially the product or service manager, to identify ‘what good looks like’ and to develop hypotheses</text:p>
        </text:list-item>
        <text:list-item>
          <text:p text:style-name="P4"><text:soft-page-break/>Collect relevant and accurate data from digital and offline sources (eg call centre data), including by managing and developing analytics instrumentation - working with development colleagues</text:p>
        </text:list-item>
        <text:list-item>
          <text:p text:style-name="P4">Take responsibility for audit and testing of data collection</text:p>
        </text:list-item>
        <text:list-item>
          <text:p text:style-name="P4">Produce accurate, engaging and actionable analysis of online and offline data sources to derive priority user needs and user behaviour</text:p>
        </text:list-item>
        <text:list-item>
          <text:p text:style-name="P4">Work closely with user researchers to combine the ‘what’ and ‘why’ of user behaviour</text:p>
        </text:list-item>
        <text:list-item>
          <text:p text:style-name="P4">Provide recommendations for action based on user data in easily understandable and engaging ways - such as show and tells, blog posts, dashboards</text:p>
        </text:list-item>
        <text:list-item>
          <text:p text:style-name="P4">Actively participate in a performance and data analysis community of practice, assisting with training and knowledge transfer of digital analysis principles to wider audiences and expanding your own and others’ data analysis skills</text:p>
        </text:list-item>
        <text:list-item>
          <text:p text:style-name="P4">Participate in the development of the vision for data / analytics architecture and workflow across the organisation, including instrumentation, tagging and user management</text:p>
        </text:list-item>
        <text:list-item>
          <text:p text:style-name="P4">Share examples of best practice in digital performance management across government, contributing to the Government Service Design Manual and blogs</text:p>
        </text:list-item>
        <text:list-item>
          <text:p text:style-name="P4">Identify delivery obstacles to improving performance measurements and working with teams to overcome those obstacles</text:p>
        </text:list-item>
        <text:list-item>
          <text:p text:style-name="P4">For services, ensuring the performance requirements set out in the Digital by Default Service Standard are met</text:p>
        </text:list-item>
      </text:list>
      <text:p text:style-name="P2"/>
      <text:p text:style-name="P2">We work in an agile environment. You must be at ease with rapidly changing deadlines,</text:p>
      <text:p text:style-name="P2">workloads and goals.</text:p>
      <text:p text:style-name="P11">Skills and experience</text:p>
      <text:p text:style-name="P2">It is essential that you have:</text:p>
      <text:p text:style-name="P2"/>
      <text:list xml:id="list90009230043410" text:continue-numbering="true" text:style-name="WWNum1">
        <text:list-item>
          <text:p text:style-name="P4">Strong proficiency with Google Analytics and other digital analytics platforms: instrumenting, administration and analysis</text:p>
        </text:list-item>
        <text:list-item>
          <text:p text:style-name="P4">Detailed understanding of, and practical experience of using different data tools to transform and analyse different data sets</text:p>
        </text:list-item>
        <text:list-item>
          <text:p text:style-name="P4">Experience of discovering and sharing analytical insight with stakeholders with various levels of analytical expertise and at all levels of seniority</text:p>
        </text:list-item>
        <text:list-item>
          <text:p text:style-name="P4">Experience in conversion rate optimisation</text:p>
        </text:list-item>
        <text:list-item>
          <text:p text:style-name="P4">Experience of gathering and understanding technical requirements and working with developers to build suitable technical solutions</text:p>
        </text:list-item>
        <text:list-item>
          <text:p text:style-name="P5"><text:span text:style-name="T2">Strong proficiency with spreadsheets</text:span></text:p>
        </text:list-item>
      </text:list>
      <text:p text:style-name="P2"/>
      <text:p text:style-name="P3">It is desirable that you have:</text:p>
      <text:p text:style-name="P2"/>
      <text:list xml:id="list90009160788681" text:continue-numbering="true" text:style-name="WWNum1">
        <text:list-item>
          <text:p text:style-name="P6"><text:span text:style-name="T1">Experience of working in an agile, project-based environment, focussed on delivering user needs</text:span></text:p>
        </text:list-item>
        <text:list-item>
          <text:p text:style-name="P6"><text:span text:style-name="T1">Experience in AB testing/multivariate testing</text:span></text:p>
        </text:list-item>
        <text:list-item>
          <text:p text:style-name="P6"><text:span text:style-name="T1">Experience of measuring outcomes and ROIs in publishing and transactional environments</text:span></text:p>
        </text:list-item>
        <text:list-item>
          <text:p text:style-name="P6"><text:span text:style-name="T1">Experience of using digital analytics APIs</text:span></text:p>
        </text:list-item>
        <text:list-item>
          <text:p text:style-name="P6"><text:span text:style-name="T1">Experience with search engine optimisation tools</text:span></text:p>
        </text:list-item>
        <text:list-item>
          <text:p text:style-name="P6"><text:span text:style-name="T1">An understanding of, and practical experience with data analysis and visualisation tools, eg Google Refine, Tableau</text:span></text:p>
        </text:list-item>
        <text:list-item>
          <text:p text:style-name="P7"><text:span text:style-name="T3">Experience in one or more of the following areas:</text:span></text:p>
          <text:p text:style-name="P6"><text:span text:style-name="T1">○ Ruby or Python or R</text:span></text:p>
          <text:list>
            <text:list-item>
              <text:list>
                <text:list-item>
                  <text:list>
                    <text:list-header>
                      <text:p text:style-name="P8"><text:span text:style-name="T1"><text:s text:c="12"/>○ Statistics - eg Regression, Classification and Clustering</text:span></text:p>
                    </text:list-header>
                  </text:list>
                </text:list-item>
              </text:list>
              <text:p text:style-name="P9"><text:soft-page-break/><text:span text:style-name="T2"><text:s text:c="5"/>○ Data security and privacy (privacy-preserving data mining, data security, data provenance)</text:span></text:p>
            </text:list-item>
          </text:list>
        </text:list-item>
      </text:list>
      <text:p text:style-name="P11">Civil Service Competencies</text:p>
      <text:p text:style-name="P2">In the Civil Service we use our <text:a xlink:type="simple" xlink:href="https://www.gov.uk/government/publications/civil-service-competency-framework" text:style-name="Internet_20_link" text:visited-style-name="Visited_20_Internet_20_Link">Competency Framework</text:a> to outline expected behaviours and we will use these as part of our wider assessment during the interview process.</text:p>
      <text:p text:style-name="P2"/>
      <text:p text:style-name="P2">For this role, the following competencies are the most relevant:</text:p>
      <text:p text:style-name="P2"/>
      <text:list xml:id="list90011111416753" text:continue-numbering="true" text:style-name="WWNum1">
        <text:list-item>
          <text:p text:style-name="P6"><text:span text:style-name="T1">Making effective decisions</text:span></text:p>
        </text:list-item>
        <text:list-item>
          <text:p text:style-name="P6"><text:span text:style-name="T1">Seeing the big picture</text:span></text:p>
        </text:list-item>
        <text:list-item>
          <text:p text:style-name="P6"><text:span text:style-name="T1">Managing a quality service</text:span></text:p>
        </text:list-item>
        <text:list-item>
          <text:p text:style-name="P6"><text:span text:style-name="T1">Delivering at pace</text:span></text:p>
        </text:list-item>
        <text:list-item>
          <text:p text:style-name="P5"><text:span text:style-name="T2">Building capability for all</text:span></text:p>
        </text:list-item>
      </text:list>
      <text:p text:style-name="P2"/>
      <text:p text:style-name="P2">Please note if you are invited to interview you will be asked to complete a 30 minute test; analysing a data set and then making comments and recommendations based on your <text:s/>analysis. You will be asked to talk briefly about this at the beginning of your inter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Arial1" svg:font-family="Ari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Helvetica Neue" svg:font-family="'Helvetica Neu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ListLabel_20_1" style:display-name="ListLabel 1" style:family="text">
      <style:text-properties fo:font-size="11pt" style:text-underline-style="none"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1.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2.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4.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5.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7.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8.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1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11.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2.9008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08:57:51.120106000</meta:creation-date>
    <meta:editing-cycles>1</meta:editing-cycles>
    <meta:editing-duration>PT2M18S</meta:editing-duration>
    <dc:subject>Generic job description</dc:subject>
    <dc:title>Performance analyst Job Description</dc:title>
    <dc:date>2016-12-16T09:00:08.867599000</dc:date>
    <meta:document-statistic meta:table-count="0" meta:image-count="0" meta:object-count="0" meta:page-count="3" meta:paragraph-count="57" meta:word-count="909" meta:character-count="5888" meta:non-whitespace-character-count="5050"/>
    <meta:generator>LibreOffice/5.2.3.3$MacOSX_X86_64 LibreOffice_project/d54a8868f08a7b39642414cf2c8ef2f228f780cf</meta:generator>
  </office:meta>
</office:document-meta>
</file>